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372in"/>
    </style:style>
    <style:style style:name="co13" style:family="table-column">
      <style:table-column-properties fo:break-before="auto" style:column-width="2.4583in"/>
    </style:style>
    <style:style style:name="co14" style:family="table-column">
      <style:table-column-properties fo:break-before="auto" style:column-width="2.6835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Generator.B4"/>
      <style:map style:condition="cell-content()=0" style:apply-style-name="Untitled4" style:base-cell-address="Generator.B4"/>
    </style:style>
    <style:style style:name="ce13" style:family="table-cell" style:parent-style-name="Default" style:data-style-name="N0"/>
    <style:style style:name="ce14" style:family="table-cell" style:parent-style-name="Default" style:data-style-name="N100"/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Visualizer.F3"/>
      <style:map style:condition="cell-content()=0" style:apply-style-name="Untitled4" style:base-cell-address="Visualizer.F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  <style:map style:condition="cell-content()=1" style:apply-style-name="Accent_20_2" style:base-cell-address="Visualizer.R1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  <style:map style:condition="cell-content()=1" style:apply-style-name="Accent_20_2" style:base-cell-address="Visualizer.R1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Accent_20_2" style:base-cell-address="Visualizer.R10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22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13" table:formula="of:=COM.MICROSOFT.CONCAT([.$B4:.$F4])" office:value-type="string" office:string-value="00000" calcext:value-type="string">
            <text:p>00000</text:p>
          </table:table-cell>
          <table:table-cell table:style-name="ce13" table:formula="of:=COM.MICROSOFT.CONCAT(&quot;0x&quot;;LOWER(BIN2HEX([.H4])))" office:value-type="string" office:string-value="0x0" calcext:value-type="string">
            <text:p>0x0</text:p>
          </table:table-cell>
          <table:table-cell table:style-name="ce13" table:formula="of:=COM.MICROSOFT.CONCAT(&quot;: [u8;5] = [&quot;; COM.MICROSOFT.TEXTJOIN(&quot;, &quot;; 0; [.I4:.I8]); &quot;];&quot;)" office:value-type="string" office:string-value=": [u8;5] = [0x0, 0x0, 0xe, 0x0, 0x0];" calcext:value-type="string">
            <text:p>: [u8;5] = [0x0, 0x0, 0xe, 0x0, 0x0];</text:p>
          </table:table-cell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5:.$F5])" office:value-type="string" office:string-value="00000" calcext:value-type="string">
            <text:p>00000</text:p>
          </table:table-cell>
          <table:table-cell table:formula="of:=COM.MICROSOFT.CONCAT(&quot;0x&quot;;LOWER(BIN2HEX([.H5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COM.MICROSOFT.CONCAT([.$B6:.$F6])" office:value-type="string" office:string-value="01110" calcext:value-type="string">
            <text:p>01110</text:p>
          </table:table-cell>
          <table:table-cell table:formula="of:=COM.MICROSOFT.CONCAT(&quot;0x&quot;;LOWER(BIN2HEX([.H6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7:.$F7])" office:value-type="string" office:string-value="00000" calcext:value-type="string">
            <text:p>00000</text:p>
          </table:table-cell>
          <table:table-cell table:formula="of:=COM.MICROSOFT.CONCAT(&quot;0x&quot;;LOWER(BIN2HEX([.H7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8:.$F8])" office:value-type="string" office:string-value="00000" calcext:value-type="string">
            <text:p>00000</text:p>
          </table:table-cell>
          <table:table-cell table:formula="of:=COM.MICROSOFT.CONCAT(&quot;0x&quot;;LOWER(BIN2HEX([.H8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COM.MICROSOFT.CONCAT([.$B4:.$B8])" office:value-type="string" office:string-value="00000" calcext:value-type="string">
            <text:p>00000</text:p>
          </table:table-cell>
          <table:table-cell table:style-name="ce13" table:formula="of:=COM.MICROSOFT.CONCAT(&quot;0x&quot;;LOWER(BIN2HEX([.H10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0:.I14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 table:number-columns-repeated="7"/>
          <table:table-cell table:formula="of:=COM.MICROSOFT.CONCAT([.$C4:.$C8])" office:value-type="string" office:string-value="00100" calcext:value-type="string">
            <text:p>00100</text:p>
          </table:table-cell>
          <table:table-cell table:formula="of:=COM.MICROSOFT.CONCAT(&quot;0x&quot;;LOWER(BIN2HEX([.H11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D4:.$D8])" office:value-type="string" office:string-value="00100" calcext:value-type="string">
            <text:p>00100</text:p>
          </table:table-cell>
          <table:table-cell table:formula="of:=COM.MICROSOFT.CONCAT(&quot;0x&quot;;LOWER(BIN2HEX([.H12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style-name="ce13" table:formula="of:=COM.MICROSOFT.CONCAT([.$E4:.$E8])" office:value-type="string" office:string-value="00100" calcext:value-type="string">
            <text:p>00100</text:p>
          </table:table-cell>
          <table:table-cell table:formula="of:=COM.MICROSOFT.CONCAT(&quot;0x&quot;;LOWER(BIN2HEX([.H13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F4:.$F8])" office:value-type="string" office:string-value="00000" calcext:value-type="string">
            <text:p>00000</text:p>
          </table:table-cell>
          <table:table-cell table:formula="of:=COM.MICROSOFT.CONCAT(&quot;0x&quot;;LOWER(BIN2HEX([.H14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B4:.B8]))" office:value-type="string" office:string-value="00000" calcext:value-type="string">
            <text:p>00000</text:p>
          </table:table-cell>
          <table:table-cell table:style-name="ce13" table:formula="of:=COM.MICROSOFT.CONCAT(&quot;0x&quot;;LOWER(BIN2HEX([.H16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6:.I20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C4:.C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7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D4:.D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8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1" calcext:value-type="float">
            <text:p>1</text:p>
          </table:table-cell>
          <table:table-cell/>
          <table:table-cell table:style-name="ce13" table:formula="of:=REVER(COM.MICROSOFT.CONCAT([.E4:.E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9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F4:.F8]))" office:value-type="string" office:string-value="00000" calcext:value-type="string">
            <text:p>00000</text:p>
          </table:table-cell>
          <table:table-cell table:style-name="ce13" table:formula="of:=COM.MICROSOFT.CONCAT(&quot;0x&quot;;LOWER(BIN2HEX([.H20])))" office:value-type="string" office:string-value="0x0" calcext:value-type="string">
            <text:p>0x0</text:p>
          </table:table-cell>
          <table:table-cell/>
        </table:table-row>
        <calcext:conditional-formats>
          <calcext:conditional-format calcext:target-range-address="Generator.B16:Generator.F20 Generator.B4:Generator.F8">
            <calcext:condition calcext:apply-style-name="Untitled3" calcext:value="=1" calcext:base-cell-address="Generator.B4"/>
            <calcext:condition calcext:apply-style-name="Untitled4" calcext:value="=0" calcext:base-cell-address="Generator.B4"/>
          </calcext:conditional-format>
        </calcext:conditional-formats>
      </table:table>
      <table:table table:name="Visualizer" table:style-name="ta1">
        <table:table-column table:style-name="co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0xe, 0x11, 0x11, 0x11, 0xa</text:p>
          </table:table-cell>
          <table:table-cell office:value-type="string" calcext:value-type="string">
            <text:p>0xe</text:p>
          </table:table-cell>
          <table:table-cell table:formula="of:=HEX2BIN(REPLACE([.C3]; 1; 2; &quot;&quot;); 5)" office:value-type="string" office:string-value="01110" calcext:value-type="string">
            <text:p>01110</text:p>
          </table:table-cell>
          <table:table-cell/>
          <table:table-cell table:style-name="ce10" table:formula="of:=NUMBERVALUE(REPLACE([.D3];2;4;&quot;&quot;))" office:value-type="float" office:value="0" calcext:value-type="float">
            <text:p>0</text:p>
          </table:table-cell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[.D3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2;4;&quot;&quot;))" office:value-type="float" office:value="0" calcext:value-type="float">
            <text:p>0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office:value-type="string" calcext:value-type="string">
            <text:p>0x11</text:p>
          </table:table-cell>
          <table:table-cell table:formula="of:=HEX2BIN(REPLACE([.C4]; 1; 2; &quot;&quot;); 5)" office:value-type="string" office:string-value="10001" calcext:value-type="string">
            <text:p>10001</text:p>
          </table:table-cell>
          <table:table-cell/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4];1;2;&quot;&quot;); 2; 2; &quot;&quot;))" office:value-type="float" office:value="0" calcext:value-type="float">
            <text:p>0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0" calcext:value-type="float">
            <text:p>0</text:p>
          </table:table-cell>
          <table:table-cell table:style-name="ce10" table:formula="of:=NUMBERVALUE(REPLACE(REPLACE([.D7];1;1;&quot;&quot;); 2;3; &quot;&quot;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5]; 1; 2; &quot;&quot;); 5)" office:value-type="string" office:string-value="10001" calcext:value-type="string">
            <text:p>10001</text:p>
          </table:table-cell>
          <table:table-cell/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2;&quot;&quot;); 2; 2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0" calcext:value-type="float">
            <text:p>0</text:p>
          </table:table-cell>
          <table:table-cell table:style-name="ce10" table:formula="of:=NUMBERVALUE(REPLACE(REPLACE([.D5];1;2;&quot;&quot;); 2; 2; &quot;&quot;))" office:value-type="float" office:value="0" calcext:value-type="float">
            <text:p>0</text:p>
          </table:table-cell>
          <table:table-cell table:style-name="ce10" table:formula="of:=NUMBERVALUE(REPLACE(REPLACE([.D6];1;2;&quot;&quot;); 2; 2; &quot;&quot;))" office:value-type="float" office:value="0" calcext:value-type="float">
            <text:p>0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6]; 1; 2; &quot;&quot;); 5)" office:value-type="string" office:string-value="10001" calcext:value-type="string">
            <text:p>10001</text:p>
          </table:table-cell>
          <table:table-cell/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REPLACE([.D6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2;&quot;&quot;); 2; 2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a</text:p>
          </table:table-cell>
          <table:table-cell table:formula="of:=HEX2BIN(REPLACE([.C7]; 1; 2; &quot;&quot;); 5)" office:value-type="string" office:string-value="01010" calcext:value-type="string">
            <text:p>01010</text:p>
          </table:table-cell>
          <table:table-cell/>
          <table:table-cell table:style-name="ce10" table:formula="of:=NUMBERVALUE(REPLACE([.D7];2;4;&quot;&quot;))" office:value-type="float" office:value="0" calcext:value-type="float">
            <text:p>0</text:p>
          </table:table-cell>
          <table:table-cell table:style-name="ce10" table:formula="of:=NUMBERVALUE(REPLACE(REPLACE([.D7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0" calcext:value-type="float">
            <text:p>0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table:table-row table:style-name="ro1" table:number-rows-repeated="3">
          <table:table-cell table:number-columns-repeated="17"/>
          <table:table-cell table:style-name="ce7" table:number-columns-repeated="5"/>
        </table:table-row>
        <table:table-row table:style-name="ro1">
          <table:table-cell table:number-columns-repeated="17"/>
          <table:table-cell table:style-name="ce12"/>
          <table:table-cell table:style-name="ce12" table:formula="of:=REPLACE([.R13];1;1;&quot;&quot;)">
            <text:p/>
          </table:table-cell>
          <table:table-cell table:style-name="ce7" table:number-columns-repeated="3"/>
        </table:table-row>
        <table:table-row table:style-name="ro1">
          <table:table-cell table:number-columns-repeated="17"/>
          <table:table-cell table:style-name="ce7" table:number-columns-repeated="5"/>
        </table:table-row>
        <table:table-row table:style-name="ro1" table:number-rows-repeated="2">
          <table:table-cell table:number-columns-repeated="17"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calcext:conditional-formats>
          <calcext:conditional-format calcext:target-range-address="Visualizer.R15:Visualizer.R16 Visualizer.R10:Visualizer.V14">
            <calcext:condition calcext:apply-style-name="Accent 2" calcext:value="=1" calcext:base-cell-address="Visualizer.R10"/>
          </calcext:conditional-format>
          <calcext:conditional-format calcext:target-range-address="Visualizer.F3:Visualizer.J7 Visualizer.L3:Visualizer.P7">
            <calcext:condition calcext:apply-style-name="Untitled3" calcext:value="=1" calcext:base-cell-address="Visualizer.F3"/>
            <calcext:condition calcext:apply-style-name="Untitled4" calcext:value="=0" calcext:base-cell-address="Visualizer.F3"/>
          </calcext:conditional-format>
        </calcext:conditional-formats>
      </table:table>
      <table:table table:name="Row-Col Convertor" table:style-name="ta1"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f, 0x10, 0x16, 0x11, 0xe</text:p>
          </table:table-cell>
          <table:table-cell office:value-type="string" calcext:value-type="string">
            <text:p>0xf</text:p>
          </table:table-cell>
          <table:table-cell table:formula="of:=HEX2BIN(REPLACE([.C3]; 1; 2; &quot;&quot;); 5)" office:value-type="string" office:string-value="01111" calcext:value-type="string">
            <text:p>01111</text:p>
          </table:table-cell>
          <table:table-cell/>
          <table:table-cell table:style-name="ce21" table:formula="of:=NUMBERVALUE(REPLACE([.D3];2;4;&quot;&quot;))" office:value-type="float" office:value="0" calcext:value-type="float">
            <text:p>0</text:p>
          </table:table-cell>
          <table:table-cell table:style-name="ce21" table:formula="of:=NUMBERVALUE(REPLACE(REPLACE([.D3];1;1;&quot;&quot;); 2;3; &quot;&quot;))" office:value-type="float" office:value="1" calcext:value-type="float">
            <text:p>1</text:p>
          </table:table-cell>
          <table:table-cell table:style-name="ce21" table:formula="of:=NUMBERVALUE(REPLACE(REPLACE([.D3];1;2;&quot;&quot;); 2; 2; &quot;&quot;))" office:value-type="float" office:value="1" calcext:value-type="float">
            <text:p>1</text:p>
          </table:table-cell>
          <table:table-cell table:style-name="ce21" table:formula="of:=NUMBERVALUE(REPLACE(REPLACE([.D3];1;3;&quot;&quot;); 2; 1; &quot;&quot;))" office:value-type="float" office:value="1" calcext:value-type="float">
            <text:p>1</text:p>
          </table:table-cell>
          <table:table-cell table:style-name="ce21" table:formula="of:=NUMBERVALUE(REPLACE([.D3];1;4;&quot;&quot;))" office:value-type="float" office:value="1" calcext:value-type="float">
            <text:p>1</text:p>
          </table:table-cell>
          <table:table-cell/>
          <table:table-cell table:formula="of:=COM.MICROSOFT.CONCAT([.$F3:.$F7])" office:value-type="string" office:string-value="01110" calcext:value-type="string">
            <text:p>01110</text:p>
          </table:table-cell>
          <table:table-cell table:style-name="ce13" table:formula="of:=COM.MICROSOFT.CONCAT(&quot;[&quot;; COM.MICROSOFT.TEXTJOIN(&quot;, &quot;; 0; [.L3:.L7]); &quot;];&quot;)" office:value-type="string" office:string-value="[01110, 10001, 10101, 10101, 10010];" calcext:value-type="string">
            <text:p>[01110, 10001, 10101, 10101, 10010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0</text:p>
          </table:table-cell>
          <table:table-cell table:formula="of:=HEX2BIN(REPLACE([.C4]; 1; 2; &quot;&quot;); 5)" office:value-type="string" office:string-value="10000" calcext:value-type="string">
            <text:p>10000</text:p>
          </table:table-cell>
          <table:table-cell/>
          <table:table-cell table:style-name="ce21" table:formula="of:=NUMBERVALUE(REPLACE([.D4];2;4;&quot;&quot;))" office:value-type="float" office:value="1" calcext:value-type="float">
            <text:p>1</text:p>
          </table:table-cell>
          <table:table-cell table:style-name="ce21" table:formula="of:=NUMBERVALUE(REPLACE(REPLACE([.D4];1;1;&quot;&quot;); 2;3; &quot;&quot;))" office:value-type="float" office:value="0" calcext:value-type="float">
            <text:p>0</text:p>
          </table:table-cell>
          <table:table-cell table:style-name="ce21" table:formula="of:=NUMBERVALUE(REPLACE(REPLACE([.D4];1;2;&quot;&quot;); 2; 2; &quot;&quot;))" office:value-type="float" office:value="0" calcext:value-type="float">
            <text:p>0</text:p>
          </table:table-cell>
          <table:table-cell table:style-name="ce21" table:formula="of:=NUMBERVALUE(REPLACE(REPLACE([.D4];1;3;&quot;&quot;); 2; 1; &quot;&quot;))" office:value-type="float" office:value="0" calcext:value-type="float">
            <text:p>0</text:p>
          </table:table-cell>
          <table:table-cell table:style-name="ce21" table:formula="of:=NUMBERVALUE(REPLACE([.D4];1;4;&quot;&quot;))" office:value-type="float" office:value="0" calcext:value-type="float">
            <text:p>0</text:p>
          </table:table-cell>
          <table:table-cell/>
          <table:table-cell table:style-name="ce13" table:formula="of:=COM.MICROSOFT.CONCAT([.$G3:.$G7]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6</text:p>
          </table:table-cell>
          <table:table-cell table:formula="of:=HEX2BIN(REPLACE([.C5]; 1; 2; &quot;&quot;); 5)" office:value-type="string" office:string-value="10110" calcext:value-type="string">
            <text:p>10110</text:p>
          </table:table-cell>
          <table:table-cell/>
          <table:table-cell table:style-name="ce21" table:formula="of:=NUMBERVALUE(REPLACE([.D5];2;4;&quot;&quot;))" office:value-type="float" office:value="1" calcext:value-type="float">
            <text:p>1</text:p>
          </table:table-cell>
          <table:table-cell table:style-name="ce21" table:formula="of:=NUMBERVALUE(REPLACE(REPLACE([.D5];1;1;&quot;&quot;); 2;3; &quot;&quot;))" office:value-type="float" office:value="0" calcext:value-type="float">
            <text:p>0</text:p>
          </table:table-cell>
          <table:table-cell table:style-name="ce21" table:formula="of:=NUMBERVALUE(REPLACE(REPLACE([.D5];1;2;&quot;&quot;); 2; 2; &quot;&quot;))" office:value-type="float" office:value="1" calcext:value-type="float">
            <text:p>1</text:p>
          </table:table-cell>
          <table:table-cell table:style-name="ce21" table:formula="of:=NUMBERVALUE(REPLACE(REPLACE([.D5];1;3;&quot;&quot;); 2; 1; &quot;&quot;))" office:value-type="float" office:value="1" calcext:value-type="float">
            <text:p>1</text:p>
          </table:table-cell>
          <table:table-cell table:style-name="ce21" table:formula="of:=NUMBERVALUE(REPLACE([.D5];1;4;&quot;&quot;))" office:value-type="float" office:value="0" calcext:value-type="float">
            <text:p>0</text:p>
          </table:table-cell>
          <table:table-cell/>
          <table:table-cell table:formula="of:=COM.MICROSOFT.CONCAT([.$H3:.$H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6]; 1; 2; &quot;&quot;); 5)" office:value-type="string" office:string-value="10001" calcext:value-type="string">
            <text:p>10001</text:p>
          </table:table-cell>
          <table:table-cell/>
          <table:table-cell table:style-name="ce21" table:formula="of:=NUMBERVALUE(REPLACE([.D6];2;4;&quot;&quot;))" office:value-type="float" office:value="1" calcext:value-type="float">
            <text:p>1</text:p>
          </table:table-cell>
          <table:table-cell table:style-name="ce21" table:formula="of:=NUMBERVALUE(REPLACE(REPLACE([.D6];1;1;&quot;&quot;); 2;3; &quot;&quot;))" office:value-type="float" office:value="0" calcext:value-type="float">
            <text:p>0</text:p>
          </table:table-cell>
          <table:table-cell table:style-name="ce21" table:formula="of:=NUMBERVALUE(REPLACE(REPLACE([.D6];1;2;&quot;&quot;); 2; 2; &quot;&quot;))" office:value-type="float" office:value="0" calcext:value-type="float">
            <text:p>0</text:p>
          </table:table-cell>
          <table:table-cell table:style-name="ce21" table:formula="of:=NUMBERVALUE(REPLACE(REPLACE([.D6];1;3;&quot;&quot;); 2; 1; &quot;&quot;))" office:value-type="float" office:value="0" calcext:value-type="float">
            <text:p>0</text:p>
          </table:table-cell>
          <table:table-cell table:style-name="ce21" table:formula="of:=NUMBERVALUE(REPLACE([.D6];1;4;&quot;&quot;))" office:value-type="float" office:value="1" calcext:value-type="float">
            <text:p>1</text:p>
          </table:table-cell>
          <table:table-cell/>
          <table:table-cell table:style-name="ce13" table:formula="of:=COM.MICROSOFT.CONCAT([.$I3:.$I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e</text:p>
          </table:table-cell>
          <table:table-cell table:formula="of:=HEX2BIN(REPLACE([.C7]; 1; 2; &quot;&quot;); 5)" office:value-type="string" office:string-value="01110" calcext:value-type="string">
            <text:p>01110</text:p>
          </table:table-cell>
          <table:table-cell/>
          <table:table-cell table:style-name="ce21" table:formula="of:=NUMBERVALUE(REPLACE([.D7];2;4;&quot;&quot;))" office:value-type="float" office:value="0" calcext:value-type="float">
            <text:p>0</text:p>
          </table:table-cell>
          <table:table-cell table:style-name="ce21" table:formula="of:=NUMBERVALUE(REPLACE(REPLACE([.D7];1;1;&quot;&quot;); 2;3; &quot;&quot;))" office:value-type="float" office:value="1" calcext:value-type="float">
            <text:p>1</text:p>
          </table:table-cell>
          <table:table-cell table:style-name="ce21" table:formula="of:=NUMBERVALUE(REPLACE(REPLACE([.D7];1;2;&quot;&quot;); 2; 2; &quot;&quot;))" office:value-type="float" office:value="1" calcext:value-type="float">
            <text:p>1</text:p>
          </table:table-cell>
          <table:table-cell table:style-name="ce21" table:formula="of:=NUMBERVALUE(REPLACE(REPLACE([.D7];1;3;&quot;&quot;); 2; 1; &quot;&quot;))" office:value-type="float" office:value="1" calcext:value-type="float">
            <text:p>1</text:p>
          </table:table-cell>
          <table:table-cell table:style-name="ce21" table:formula="of:=NUMBERVALUE(REPLACE([.D7];1;4;&quot;&quot;))" office:value-type="float" office:value="0" calcext:value-type="float">
            <text:p>0</text:p>
          </table:table-cell>
          <table:table-cell/>
          <table:table-cell table:formula="of:=COM.MICROSOFT.CONCAT([.$J3:.$J7])" office:value-type="string" office:string-value="10010" calcext:value-type="string">
            <text:p>1001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e" calcext:value-type="string">
            <text:p>0xe</text:p>
          </table:table-cell>
          <table:table-cell table:style-name="ce13" table:formula="of:=COM.MICROSOFT.CONCAT(&quot; [&quot;; COM.MICROSOFT.TEXTJOIN(&quot;, &quot;; 0; [.L10:.L14]); &quot;];&quot;)" office:value-type="string" office:string-value=" [0xe, 0x11, 0x15, 0x15, 0x12];" calcext:value-type="string">
            <text:p><text:s/>[0xe, 0x11, 0x15, 0x15, 0x12];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12" calcext:value-type="string">
            <text:p>0x12</text:p>
          </table:table-cell>
          <table:table-cell/>
        </table:table-row>
        <calcext:conditional-formats>
          <calcext:conditional-format calcext:target-range-address="'Row-Col Convertor'.F3:'Row-Col Convertor'.J7">
            <calcext:condition calcext:apply-style-name="Untitled3" calcext:value="=1" calcext:base-cell-address="'Row-Col Convertor'.F3"/>
            <calcext:condition calcext:apply-style-name="Untitled4" calcext:value="=0" calcext:base-cell-address="'Row-Col Convertor'.F3"/>
          </calcext:conditional-format>
        </calcext:conditional-formats>
      </table:table>
      <table:table table:name="Top-Down Convertor" table:style-name="ta1"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f, 0x11, 0x11, 0x1f</text:p>
          </table:table-cell>
          <table:table-cell office:value-type="string" calcext:value-type="string">
            <text:p>0x1f</text:p>
          </table:table-cell>
          <table:table-cell table:formula="of:=HEX2BIN(REPLACE([.C3]; 1; 2; &quot;&quot;); 5)" office:value-type="string" office:string-value="11111" calcext:value-type="string">
            <text:p>11111</text:p>
          </table:table-cell>
          <table:table-cell/>
          <table:table-cell table:style-name="ce22" table:formula="of:=NUMBERVALUE(REPLACE([.D3];2;4;&quot;&quot;))" office:value-type="float" office:value="1" calcext:value-type="float">
            <text:p>1</text:p>
          </table:table-cell>
          <table:table-cell table:style-name="ce22" table:formula="of:=NUMBERVALUE(REPLACE([.D4];2;4;&quot;&quot;))" office:value-type="float" office:value="1" calcext:value-type="float">
            <text:p>1</text:p>
          </table:table-cell>
          <table:table-cell table:style-name="ce22" table:formula="of:=NUMBERVALUE(REPLACE([.D5];2;4;&quot;&quot;))" office:value-type="float" office:value="1" calcext:value-type="float">
            <text:p>1</text:p>
          </table:table-cell>
          <table:table-cell table:style-name="ce22" table:formula="of:=NUMBERVALUE(REPLACE([.D6];2;4;&quot;&quot;))" office:value-type="float" office:value="1" calcext:value-type="float">
            <text:p>1</text:p>
          </table:table-cell>
          <table:table-cell table:style-name="ce22" table:formula="of:=NUMBERVALUE(REPLACE([.D7];2;4;&quot;&quot;))" office:value-type="float" office:value="1" calcext:value-type="float">
            <text:p>1</text:p>
          </table:table-cell>
          <table:table-cell/>
          <table:table-cell table:style-name="ce13" table:formula="of:=REVER(COM.MICROSOFT.CONCAT([.F3:.F7]))" office:value-type="string" office:string-value="11111" calcext:value-type="string">
            <text:p>11111</text:p>
          </table:table-cell>
          <table:table-cell table:style-name="ce13" table:formula="of:=COM.MICROSOFT.CONCAT(&quot;[&quot;; COM.MICROSOFT.TEXTJOIN(&quot;, &quot;; 0; [.L3:.L7]); &quot;];&quot;)" office:value-type="string" office:string-value="[11111, 10001, 10001, 11111, 10001];" calcext:value-type="string">
            <text:p>[11111, 10001, 10001, 11111, 1000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1</text:p>
          </table:table-cell>
          <table:table-cell table:formula="of:=HEX2BIN(REPLACE([.C4]; 1; 2; &quot;&quot;); 5)" office:value-type="string" office:string-value="10001" calcext:value-type="string">
            <text:p>10001</text:p>
          </table:table-cell>
          <table:table-cell/>
          <table:table-cell table:style-name="ce22" table:formula="of:=NUMBERVALUE(REPLACE(REPLACE([.D3];1;1;&quot;&quot;); 2;3; &quot;&quot;))" office:value-type="float" office:value="1" calcext:value-type="float">
            <text:p>1</text:p>
          </table:table-cell>
          <table:table-cell table:style-name="ce22" table:formula="of:=NUMBERVALUE(REPLACE(REPLACE([.D4];1;1;&quot;&quot;); 2;3; &quot;&quot;))" office:value-type="float" office:value="0" calcext:value-type="float">
            <text:p>0</text:p>
          </table:table-cell>
          <table:table-cell table:style-name="ce22" table:formula="of:=NUMBERVALUE(REPLACE(REPLACE([.D5];1;1;&quot;&quot;); 2;3; &quot;&quot;))" office:value-type="float" office:value="0" calcext:value-type="float">
            <text:p>0</text:p>
          </table:table-cell>
          <table:table-cell table:style-name="ce22" table:formula="of:=NUMBERVALUE(REPLACE(REPLACE([.D6];1;1;&quot;&quot;); 2;3; &quot;&quot;))" office:value-type="float" office:value="1" calcext:value-type="float">
            <text:p>1</text:p>
          </table:table-cell>
          <table:table-cell table:style-name="ce22" table:formula="of:=NUMBERVALUE(REPLACE(REPLACE([.D7];1;1;&quot;&quot;); 2;3; &quot;&quot;))" office:value-type="float" office:value="0" calcext:value-type="float">
            <text:p>0</text:p>
          </table:table-cell>
          <table:table-cell/>
          <table:table-cell table:style-name="ce13" table:formula="of:=REVER(COM.MICROSOFT.CONCAT([.$G3:.$G7])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5]; 1; 2; &quot;&quot;); 5)" office:value-type="string" office:string-value="10001" calcext:value-type="string">
            <text:p>10001</text:p>
          </table:table-cell>
          <table:table-cell/>
          <table:table-cell table:style-name="ce22" table:formula="of:=NUMBERVALUE(REPLACE(REPLACE([.D3];1;2;&quot;&quot;); 2; 2; &quot;&quot;))" office:value-type="float" office:value="1" calcext:value-type="float">
            <text:p>1</text:p>
          </table:table-cell>
          <table:table-cell table:style-name="ce22" table:formula="of:=NUMBERVALUE(REPLACE(REPLACE([.D4];1;2;&quot;&quot;); 2; 2; &quot;&quot;))" office:value-type="float" office:value="0" calcext:value-type="float">
            <text:p>0</text:p>
          </table:table-cell>
          <table:table-cell table:style-name="ce22" table:formula="of:=NUMBERVALUE(REPLACE(REPLACE([.D5];1;2;&quot;&quot;); 2; 2; &quot;&quot;))" office:value-type="float" office:value="0" calcext:value-type="float">
            <text:p>0</text:p>
          </table:table-cell>
          <table:table-cell table:style-name="ce22" table:formula="of:=NUMBERVALUE(REPLACE(REPLACE([.D6];1;2;&quot;&quot;); 2; 2; &quot;&quot;))" office:value-type="float" office:value="1" calcext:value-type="float">
            <text:p>1</text:p>
          </table:table-cell>
          <table:table-cell table:style-name="ce22" table:formula="of:=NUMBERVALUE(REPLACE(REPLACE([.D7];1;2;&quot;&quot;); 2; 2; &quot;&quot;))" office:value-type="float" office:value="0" calcext:value-type="float">
            <text:p>0</text:p>
          </table:table-cell>
          <table:table-cell/>
          <table:table-cell table:style-name="ce13" table:formula="of:=REVER(COM.MICROSOFT.CONCAT([.$H3:.$H7])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6]; 1; 2; &quot;&quot;); 5)" office:value-type="string" office:string-value="11111" calcext:value-type="string">
            <text:p>11111</text:p>
          </table:table-cell>
          <table:table-cell/>
          <table:table-cell table:style-name="ce22" table:formula="of:=NUMBERVALUE(REPLACE(REPLACE([.D3];1;3;&quot;&quot;); 2; 1; &quot;&quot;))" office:value-type="float" office:value="1" calcext:value-type="float">
            <text:p>1</text:p>
          </table:table-cell>
          <table:table-cell table:style-name="ce22" table:formula="of:=NUMBERVALUE(REPLACE(REPLACE([.D4];1;3;&quot;&quot;); 2; 1; &quot;&quot;))" office:value-type="float" office:value="0" calcext:value-type="float">
            <text:p>0</text:p>
          </table:table-cell>
          <table:table-cell table:style-name="ce22" table:formula="of:=NUMBERVALUE(REPLACE(REPLACE([.D5];1;3;&quot;&quot;); 2; 1; &quot;&quot;))" office:value-type="float" office:value="0" calcext:value-type="float">
            <text:p>0</text:p>
          </table:table-cell>
          <table:table-cell table:style-name="ce22" table:formula="of:=NUMBERVALUE(REPLACE(REPLACE([.D6];1;3;&quot;&quot;); 2; 1; &quot;&quot;))" office:value-type="float" office:value="1" calcext:value-type="float">
            <text:p>1</text:p>
          </table:table-cell>
          <table:table-cell table:style-name="ce22" table:formula="of:=NUMBERVALUE(REPLACE(REPLACE([.D7];1;3;&quot;&quot;); 2; 1; &quot;&quot;))" office:value-type="float" office:value="0" calcext:value-type="float">
            <text:p>0</text:p>
          </table:table-cell>
          <table:table-cell/>
          <table:table-cell table:style-name="ce13" table:formula="of:=REVER(COM.MICROSOFT.CONCAT([.$I3:.$I7])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7]; 1; 2; &quot;&quot;); 5)" office:value-type="string" office:string-value="10001" calcext:value-type="string">
            <text:p>10001</text:p>
          </table:table-cell>
          <table:table-cell/>
          <table:table-cell table:style-name="ce22" table:formula="of:=NUMBERVALUE(REPLACE([.D3];1;4;&quot;&quot;))" office:value-type="float" office:value="1" calcext:value-type="float">
            <text:p>1</text:p>
          </table:table-cell>
          <table:table-cell table:style-name="ce22" table:formula="of:=NUMBERVALUE(REPLACE([.D4];1;4;&quot;&quot;))" office:value-type="float" office:value="1" calcext:value-type="float">
            <text:p>1</text:p>
          </table:table-cell>
          <table:table-cell table:style-name="ce22" table:formula="of:=NUMBERVALUE(REPLACE([.D5];1;4;&quot;&quot;))" office:value-type="float" office:value="1" calcext:value-type="float">
            <text:p>1</text:p>
          </table:table-cell>
          <table:table-cell table:style-name="ce22" table:formula="of:=NUMBERVALUE(REPLACE([.D6];1;4;&quot;&quot;))" office:value-type="float" office:value="1" calcext:value-type="float">
            <text:p>1</text:p>
          </table:table-cell>
          <table:table-cell table:style-name="ce22" table:formula="of:=NUMBERVALUE(REPLACE([.D7];1;4;&quot;&quot;))" office:value-type="float" office:value="1" calcext:value-type="float">
            <text:p>1</text:p>
          </table:table-cell>
          <table:table-cell/>
          <table:table-cell table:style-name="ce13" table:formula="of:=REVER(COM.MICROSOFT.CONCAT([.$J3:.$J7]))" office:value-type="string" office:string-value="10001" calcext:value-type="string">
            <text:p>1000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1f" calcext:value-type="string">
            <text:p>0x1f</text:p>
          </table:table-cell>
          <table:table-cell table:style-name="ce13" table:formula="of:=COM.MICROSOFT.CONCAT(&quot;&amp; [&quot;; COM.MICROSOFT.TEXTJOIN(&quot;, &quot;; 0; [.L10:.L14]); &quot;],&quot;)" office:value-type="string" office:string-value="&amp; [0x1f, 0x11, 0x11, 0x1f, 0x11]," calcext:value-type="string">
            <text:p>&amp; [0x1f, 0x11, 0x11, 0x1f, 0x11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f" calcext:value-type="string">
            <text:p>0x1f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c, 0x14, 0x14, 0x1f</text:p>
          </table:table-cell>
          <table:table-cell office:value-type="string" calcext:value-type="string">
            <text:p>0x1c</text:p>
          </table:table-cell>
          <table:table-cell table:formula="of:=HEX2BIN(REPLACE([.C16]; 1; 2; &quot;&quot;); 5)" office:value-type="string" office:string-value="11100" calcext:value-type="string">
            <text:p>11100</text:p>
          </table:table-cell>
          <table:table-cell/>
          <table:table-cell table:style-name="ce22" table:formula="of:=NUMBERVALUE(REPLACE([.D16];2;4;&quot;&quot;))" office:value-type="float" office:value="1" calcext:value-type="float">
            <text:p>1</text:p>
          </table:table-cell>
          <table:table-cell table:style-name="ce22" table:formula="of:=NUMBERVALUE(REPLACE([.D17];2;4;&quot;&quot;))" office:value-type="float" office:value="1" calcext:value-type="float">
            <text:p>1</text:p>
          </table:table-cell>
          <table:table-cell table:style-name="ce22" table:formula="of:=NUMBERVALUE(REPLACE([.D18];2;4;&quot;&quot;))" office:value-type="float" office:value="1" calcext:value-type="float">
            <text:p>1</text:p>
          </table:table-cell>
          <table:table-cell table:style-name="ce22" table:formula="of:=NUMBERVALUE(REPLACE([.D19];2;4;&quot;&quot;)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13" table:formula="of:=REVER(COM.MICROSOFT.CONCAT([.F16:.F20]))" office:value-type="string" office:string-value="00111" calcext:value-type="string">
            <text:p>00111</text:p>
          </table:table-cell>
          <table:table-cell table:style-name="ce13" table:formula="of:=COM.MICROSOFT.CONCAT(&quot;[&quot;; COM.MICROSOFT.TEXTJOIN(&quot;, &quot;; 0; [.L16:.L19]); &quot;];&quot;)" office:value-type="string" office:string-value="[00111, 00101, 00101, 11111];" calcext:value-type="string">
            <text:p>[00111, 00101, 00101, 1111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4</text:p>
          </table:table-cell>
          <table:table-cell table:formula="of:=HEX2BIN(REPLACE([.C17]; 1; 2; &quot;&quot;); 5)" office:value-type="string" office:string-value="10100" calcext:value-type="string">
            <text:p>10100</text:p>
          </table:table-cell>
          <table:table-cell/>
          <table:table-cell table:style-name="ce22" table:formula="of:=NUMBERVALUE(REPLACE(REPLACE([.D16];1;1;&quot;&quot;); 2;3; &quot;&quot;))" office:value-type="float" office:value="1" calcext:value-type="float">
            <text:p>1</text:p>
          </table:table-cell>
          <table:table-cell table:style-name="ce22" table:formula="of:=NUMBERVALUE(REPLACE(REPLACE([.D17];1;1;&quot;&quot;); 2;3; &quot;&quot;))" office:value-type="float" office:value="0" calcext:value-type="float">
            <text:p>0</text:p>
          </table:table-cell>
          <table:table-cell table:style-name="ce22" table:formula="of:=NUMBERVALUE(REPLACE(REPLACE([.D18];1;1;&quot;&quot;); 2;3; &quot;&quot;))" office:value-type="float" office:value="0" calcext:value-type="float">
            <text:p>0</text:p>
          </table:table-cell>
          <table:table-cell table:style-name="ce22" table:formula="of:=NUMBERVALUE(REPLACE(REPLACE([.D19];1;1;&quot;&quot;); 2;3; &quot;&quot;)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13" table:formula="of:=REVER(COM.MICROSOFT.CONCAT([.$G16:.$G20]))" office:value-type="string" office:string-value="00101" calcext:value-type="string">
            <text:p>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4</text:p>
          </table:table-cell>
          <table:table-cell table:formula="of:=HEX2BIN(REPLACE([.C18]; 1; 2; &quot;&quot;); 5)" office:value-type="string" office:string-value="10100" calcext:value-type="string">
            <text:p>10100</text:p>
          </table:table-cell>
          <table:table-cell/>
          <table:table-cell table:style-name="ce22" table:formula="of:=NUMBERVALUE(REPLACE(REPLACE([.D16];1;2;&quot;&quot;); 2; 2; &quot;&quot;))" office:value-type="float" office:value="1" calcext:value-type="float">
            <text:p>1</text:p>
          </table:table-cell>
          <table:table-cell table:style-name="ce22" table:formula="of:=NUMBERVALUE(REPLACE(REPLACE([.D17];1;2;&quot;&quot;); 2; 2; &quot;&quot;))" office:value-type="float" office:value="1" calcext:value-type="float">
            <text:p>1</text:p>
          </table:table-cell>
          <table:table-cell table:style-name="ce22" table:formula="of:=NUMBERVALUE(REPLACE(REPLACE([.D18];1;2;&quot;&quot;); 2; 2; &quot;&quot;))" office:value-type="float" office:value="1" calcext:value-type="float">
            <text:p>1</text:p>
          </table:table-cell>
          <table:table-cell table:style-name="ce22" table:formula="of:=NUMBERVALUE(REPLACE(REPLACE([.D19];1;2;&quot;&quot;); 2; 2; &quot;&quot;)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13" table:formula="of:=REVER(COM.MICROSOFT.CONCAT([.$H16:.$H20]))" office:value-type="string" office:string-value="00101" calcext:value-type="string">
            <text:p>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19]; 1; 2; &quot;&quot;); 5)" office:value-type="string" office:string-value="11111" calcext:value-type="string">
            <text:p>11111</text:p>
          </table:table-cell>
          <table:table-cell/>
          <table:table-cell table:style-name="ce22" table:formula="of:=NUMBERVALUE(REPLACE(REPLACE([.D16];1;3;&quot;&quot;); 2; 1; &quot;&quot;))" office:value-type="float" office:value="0" calcext:value-type="float">
            <text:p>0</text:p>
          </table:table-cell>
          <table:table-cell table:style-name="ce22" table:formula="of:=NUMBERVALUE(REPLACE(REPLACE([.D17];1;3;&quot;&quot;); 2; 1; &quot;&quot;))" office:value-type="float" office:value="0" calcext:value-type="float">
            <text:p>0</text:p>
          </table:table-cell>
          <table:table-cell table:style-name="ce22" table:formula="of:=NUMBERVALUE(REPLACE(REPLACE([.D18];1;3;&quot;&quot;); 2; 1; &quot;&quot;))" office:value-type="float" office:value="0" calcext:value-type="float">
            <text:p>0</text:p>
          </table:table-cell>
          <table:table-cell table:style-name="ce22" table:formula="of:=NUMBERVALUE(REPLACE(REPLACE([.D19];1;3;&quot;&quot;); 2; 1; &quot;&quot;)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13" table:formula="of:=REVER(COM.MICROSOFT.CONCAT([.$I16:.$I20])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table:number-columns-repeated="5"/>
          <table:table-cell table:style-name="ce22" table:formula="of:=NUMBERVALUE(REPLACE([.D16];1;4;&quot;&quot;))" office:value-type="float" office:value="0" calcext:value-type="float">
            <text:p>0</text:p>
          </table:table-cell>
          <table:table-cell table:style-name="ce22" table:formula="of:=NUMBERVALUE(REPLACE([.D17];1;4;&quot;&quot;))" office:value-type="float" office:value="0" calcext:value-type="float">
            <text:p>0</text:p>
          </table:table-cell>
          <table:table-cell table:style-name="ce22" table:formula="of:=NUMBERVALUE(REPLACE([.D18];1;4;&quot;&quot;))" office:value-type="float" office:value="0" calcext:value-type="float">
            <text:p>0</text:p>
          </table:table-cell>
          <table:table-cell table:style-name="ce22" table:formula="of:=NUMBERVALUE(REPLACE([.D19];1;4;&quot;&quot;)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13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16])))" office:value-type="string" office:string-value="0x7" calcext:value-type="string">
            <text:p>0x7</text:p>
          </table:table-cell>
          <table:table-cell table:style-name="ce13" table:formula="of:=COM.MICROSOFT.CONCAT(&quot; [&quot;; COM.MICROSOFT.TEXTJOIN(&quot;, &quot;; 0; [.L23:.L26]); &quot;],&quot;)" office:value-type="string" office:string-value=" [0x7, 0x5, 0x5, 0x1f]," calcext:value-type="string">
            <text:p><text:s/>[0x7, 0x5, 0x5, 0x1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17])))" office:value-type="string" office:string-value="0x5" calcext:value-type="string">
            <text:p>0x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8])))" office:value-type="string" office:string-value="0x5" calcext:value-type="string">
            <text:p>0x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9])))" office:value-type="string" office:string-value="0x1f" calcext:value-type="string">
            <text:p>0x1f</text:p>
          </table:table-cell>
          <table:table-cell/>
        </table:table-row>
        <calcext:conditional-formats>
          <calcext:conditional-format calcext:target-range-address="'Top-Down Convertor'.F3:'Top-Down Convertor'.J7 'Top-Down Convertor'.F16:'Top-Down Convertor'.J20">
            <calcext:condition calcext:apply-style-name="Untitled3" calcext:value="=1" calcext:base-cell-address="'Top-Down Convertor'.F3"/>
            <calcext:condition calcext:apply-style-name="Untitled4" calcext:value="=0" calcext:base-cell-address="'Top-Down Convertor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Display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style:style style:name="Untitled2" style:family="table-cell" style:parent-style-name="Default">
      <style:table-cell-properties fo:background-color="#55308d"/>
    </style:style>
    <style:style style:name="Untitled3" style:family="table-cell" style:parent-style-name="Default">
      <style:table-cell-properties fo:background-color="#d4ea6b"/>
    </style:style>
    <style:style style:name="Untitled4" style:family="table-cell" style:parent-style-name="Default">
      <style:table-cell-properties fo:background-color="#6b5e9b"/>
    </style:style>
    <style:style style:name="Test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8:03:01.696389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0:29:30.162436171</meta:creation-date>
    <dc:date>2024-01-13T18:47:21.710145563</dc:date>
    <meta:editing-duration>PT8H39M46S</meta:editing-duration>
    <meta:editing-cycles>32</meta:editing-cycles>
    <meta:generator>LibreOffice/7.6.4.1$Linux_X86_64 LibreOffice_project/60$Build-1</meta:generator>
    <meta:document-statistic meta:table-count="4" meta:cell-count="285" meta:object-count="0"/>
  </office:meta>
</office:document-meta>
</file>